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style="italic" style:font-style-asian="italic" style:font-style-complex="italic"/>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office:automatic-styles>
  <office:body>
    <office:text text:use-soft-page-breaks="true">
      <text:p text:style-name="P1">Яндекс.Лицей</text:p>
      <text:p text:style-name="P2">Проект по PyGame</text:p>
      <text:p text:style-name="P3"/>
      <text:p text:style-name="Standard">Баранов Иван, Козинский Данил</text:p>
      <text:p text:style-name="Standard"/>
      <text:p text:style-name="P4">„Living In Math World“</text:p>
      <text:p text:style-name="Standard"/>
      <text:p text:style-name="Standard">Проект представляет из себя игру пошаговую стратегию на клетчатом поле. Задача - прожить как можно<text:s/>дольше.<text:s/>Сначала откроется поле с выбором размера карты. После выбора появится окно с игрой.<text:s/>Чтобы выбрать какой-либо объект<text:s/>на поле, необходимо нажать на него ЛКМ. Далее, в зависимости от объекта, будут доступны различные действия. Например, после нажатия на клетку с строителем, всплывёт рамка, в которой будет находиться изображение молотка. Нажав на него ПКМ, откроется окно с выбором зданий для строительства. Здания,<text:s/>установленные на ресурсах приносят определенное<text:s/>количество ресурсов каждый ход (Сами здания для постройки требуют ресурсы -<text:s/>Дерево, железо, еда, бриллианты). Можно построить форт, он замедляет рост отнимания «жизней». Если нажать на ресурс, а затем на всплывающий снизу топор, то всплывет окно решения примера. В зависимости от скорости решения примера, вам начислятся ресуры. Ресурсы отображаются сверху экрана. Также, можно нажать на клетку ПКМ на расстоянии от строителя в одну клетку. После этого строитель переместится на эту клетку. Каждые 10 ходов отнимаются «жизни» по функции, рост которой постоянно ускоряется. Восстановить жизни можно обменяв бриллианты на них. Кнопка обмена находится выше поля посередине экрана. Левее находится счетчик ходов и жизней. Перейти к следующему ходу можно нажав на кнопку стрелочки в правом верхнем углу. Прочитать правила можно нажав на кнопку вопроса, она находится левее кнопки следующего хода.</text:p>
      <text:p text:style-name="Standard"/>
      <text:p text:style-name="Standard">Классы:</text:p>
      <text:p text:style-name="Standard">Tile - родительский класс каждой клетки(Выполнил Баранов Иван)</text:p>
      <text:p text:style-name="Standard">Field - поле без ресурса(Выполнил Баранов Иван)</text:p>
      <text:p text:style-name="Standard">Resource - класс ресурса(Выполнил Баранов Иван)</text:p>
      <text:p text:style-name="Standard">Building - родительский класс здания(Выполнил Козинский Данил)</text:p>
      <text:p text:style-name="Standard">Pyramid - здание для получения бриллиантов(Выполнил Козинский Данил)</text:p>
      <text:p text:style-name="Standard">Castle -здание замок для защиты(Выполнил Козинский Данил)</text:p>
      <text:p text:style-name="Standard">Player - класс игрока(Выполнили Баранов Иван, Козинский Данил)</text:p>
      <text:p text:style-name="Standard">Board - класс поля(Выполнили Баранов Иван, Козинский Данил)</text:p>
      <text:p text:style-name="Standard">Build_menu - виджет для выбора строения(Выполнил Козинский Данил)</text:p>
      <text:p text:style-name="Standard">MyWidget_primer - виджет для решения примера(Выполнил Баранов Иван)</text:p>
      <text:p text:style-name="Standard">Start_menu - виджет стартового меню(Выполнили Баранов Иван, Козинский Данил)</text:p>
      <text:p text:style-name="Standard">Frame -класс для рамки информации(Выполнили Баранов Иван, Козинский Данил)</text:p>
      <text:p text:style-name="Standard">Button - класс кнопки следующего хода(Выполнил Баранов<text:s/>Иван)</text:p>
      <text:p text:style-name="Standard">Changer -кнопка обменника бриллиантов(Выполнил Баранов Иван)</text:p>
      <text:p text:style-name="Standard">Turn_Checker - класс для отображения ходи и жизней(Выполнил Баранов Иван)</text:p>
      <text:p text:style-name="Standard">Human - родительский класс юнитов(Выполнили Баранов Иван, Козинский Данил)</text:p>
      <text:p text:style-name="Standard">Builder - строитель(Выполнили Баранов Иван, Козинский Данил)</text:p>
      <text:p text:style-name="Standard">Scout — разведчик(Выполнил Баранов Иван)</text:p>
      <text:p text:style-name="Standard">Lose_window — окно проигрыша(Выполнили Баранов Иван, Козинский Данил)</text:p>
      <text:p text:style-name="Standard"/>
      <text:p text:style-name="Standard">Функции:</text:p>
      <text:p text:style-name="Standard">fon_paint - нарисовать фон(Выполнил Баранов Иван)</text:p>
      <text:p text:style-name="Standard">terminate - выход</text:p>
      <text:p text:style-name="Standard">load_image - загрузка изображения</text:p>
      <text:p text:style-name="Standard">start_screen<text:s/>- стартовый экран</text:p>
      <text:soft-page-break/>
      <text:p text:style-name="Standard">resources_screen - отрисовка экрана с ресурсами(Выполнил Козинский Данил)</text:p>
      <text:p text:style-name="Standard">name_to_text - текст переводится в картинку(Выполнил Козинский Данил)</text:p>
      <text:p text:style-name="Standard">lose, lose_window - окна проигрыша(Выполнили Баранов Иван, Козинский Данил)</text:p>
      <text:p text:style-name="Standard"/>
      <text:p text:style-name="Standard">База данных:</text:p>
      <text:p text:style-name="Standard">equations - примеры</text:p>
      <text:p text:style-name="Standard"/>
      <text:p text:style-name="Standard">Библиотеки:</text:p>
      <text:p text:style-name="P5">pygame</text:p>
      <text:p text:style-name="P6">sys</text:p>
      <text:p text:style-name="P7">uic</text:p>
      <text:p text:style-name="P8">PyQt5</text:p>
      <text:p text:style-name="P9">os</text:p>
      <text:p text:style-name="P10">random</text:p>
      <text:p text:style-name="Standard">sqlite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1-01-14T13:09:00Z</meta:creation-date>
    <dc:date>2021-01-20T14:54:00Z</dc:date>
    <meta:template xlink:href="Normal.dotm" xlink:type="simple"/>
    <meta:editing-cycles>5</meta:editing-cycles>
    <meta:editing-duration>PT1260S</meta:editing-duration>
    <meta:document-statistic meta:page-count="2" meta:paragraph-count="6" meta:word-count="478" meta:character-count="3200" meta:row-count="22" meta:non-whitespace-character-count="2728"/>
  </office:meta>
</office:document-meta>
</file>